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191cm" table:align="margins"/>
    </style:style>
    <style:style style:name="Table1.A" style:family="table-column">
      <style:table-column-properties style:column-width="5.715cm" style:rel-column-width="21786*"/>
    </style:style>
    <style:style style:name="Table1.B" style:family="table-column">
      <style:table-column-properties style:column-width="11.476cm" style:rel-column-width="43749*"/>
    </style:style>
    <style:style style:name="Table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padding="0.097cm" fo:border-left="0.05pt solid #999999" fo:border-right="none" fo:border-top="none" fo:border-bottom="0.05pt solid #999999"/>
    </style:style>
    <style:style style:name="Tab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2" style:family="table">
      <style:table-properties style:width="17.191cm" table:align="margins" fo:background-color="transparent">
        <style:background-image/>
      </style:table-properties>
    </style:style>
    <style:style style:name="Table2.A" style:family="table-column">
      <style:table-column-properties style:column-width="7.461cm" style:rel-column-width="28443*"/>
    </style:style>
    <style:style style:name="Table2.B" style:family="table-column">
      <style:table-column-properties style:column-width="2.223cm" style:rel-column-width="8472*"/>
    </style:style>
    <style:style style:name="Table2.C" style:family="table-column">
      <style:table-column-properties style:column-width="1.429cm" style:rel-column-width="5446*"/>
    </style:style>
    <style:style style:name="Table2.D" style:family="table-column">
      <style:table-column-properties style:column-width="6.078cm" style:rel-column-width="23174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677cm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2" fo:font-size="10pt" officeooo:paragraph-rsid="0029c43e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2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2" fo:font-size="10pt" officeooo:rsid="0025e37b" officeooo:paragraph-rsid="0025e37b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2" fo:font-size="10pt" officeooo:rsid="0027ff99" officeooo:paragraph-rsid="0027ff99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2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Calibri2" fo:font-size="10pt" style:font-size-asian="10pt" style:font-size-complex="10pt"/>
    </style:style>
    <style:style style:name="P8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9" style:family="paragraph" style:parent-style-name="Text_20_body">
      <style:paragraph-properties fo:text-align="justify" style:justify-single-word="false"/>
      <style:text-properties style:font-name="Calibri2" fo:font-size="10pt" officeooo:paragraph-rsid="002777af" style:font-size-asian="10pt" style:font-size-complex="10pt"/>
    </style:style>
    <style:style style:name="P10" style:family="paragraph" style:parent-style-name="Text_20_body">
      <style:text-properties style:font-name="Calibri2" fo:font-size="10pt" officeooo:paragraph-rsid="00249bfd" style:font-size-asian="10pt" style:font-size-complex="10pt"/>
    </style:style>
    <style:style style:name="P11" style:family="paragraph" style:parent-style-name="Text_20_body">
      <style:text-properties style:font-name="Calibri2" fo:font-size="10pt" officeooo:paragraph-rsid="001f9bf5" style:font-size-asian="10pt" style:font-size-complex="10pt"/>
    </style:style>
    <style:style style:name="P12" style:family="paragraph" style:parent-style-name="Text_20_body">
      <style:text-properties style:font-name="Calibri2" fo:font-size="10pt" officeooo:paragraph-rsid="002777af" style:font-size-asian="10pt" style:font-size-complex="10pt"/>
    </style:style>
    <style:style style:name="P13" style:family="paragraph" style:parent-style-name="Text_20_body">
      <style:text-properties style:font-name="Calibri2" fo:font-size="10pt" officeooo:paragraph-rsid="0029c43e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text-properties style:font-name="Calibri2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style:style style:name="T7" style:family="text">
      <style:text-properties officeooo:rsid="002d12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199e2b3a-7fff-1399-28f1-465b70f8d33a"/><text:span text:style-name="T1">Date</text:span>: <text:variable-set text:name="letterdate" office:value-type="string">letterdate</text:variable-set></text:p>
      <text:p text:style-name="P8"><text:span text:style-name="T1">Reference</text:span>: S<text:span text:style-name="T7">S</text:span>CL/OP/HR/<text:span text:style-name="T2">O</text:span><text:span text:style-name="T3">L</text:span><text:span text:style-name="T2">/</text:span>2022/<text:variable-set text:name="seq" office:value-type="string">seq</text:variable-set></text:p>
      <text:p text:style-name="P14"><text:variable-set text:name="name" office:value-type="string">name</text:variable-set></text:p>
      <text:p text:style-name="P15"><text:variable-set text:name="address" office:value-type="string">address</text:variable-set></text:p>
      <text:p text:style-name="P7"/>
      <text:p text:style-name="P7">Subject<text:tab/><text:tab/>: Offer of Employment</text:p>
      <text:p text:style-name="P7"/>
      <text:p text:style-name="P7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7"/>
      <text:p text:style-name="P7"/>
      <text:p text:style-name="P7">Congratulations!</text:p>
      <text:p text:style-name="P7"/>
      <text:p text:style-name="P7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93910373731088">
          <table:table-cell table:style-name="Table1.A1" office:value-type="string">
            <text:p text:style-name="P6">Designation</text:p>
          </table:table-cell>
          <table:table-cell table:style-name="Table1.B1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Line93910373788480">
          <table:table-cell table:style-name="Table1.A2" office:value-type="string">
            <text:p text:style-name="P6">Grade</text:p>
          </table:table-cell>
          <table:table-cell table:style-name="Table1.B2" office:value-type="string">
            <text:p text:style-name="P3"><text:variable-set text:name="grade" office:value-type="string">grade</text:variable-set></text:p>
          </table:table-cell>
        </table:table-row>
        <table:table-row table:style-name="TableLine93910373789792">
          <table:table-cell table:style-name="Table1.A2" office:value-type="string">
            <text:p text:style-name="P6">Wing</text:p>
          </table:table-cell>
          <table:table-cell table:style-name="Table1.B2" office:value-type="string">
            <text:p text:style-name="P3"><text:variable-set text:name="wing" office:value-type="string">wing</text:variable-set></text:p>
          </table:table-cell>
        </table:table-row>
        <table:table-row table:style-name="TableLine93910373790096">
          <table:table-cell table:style-name="Table1.A2" office:value-type="string">
            <text:p text:style-name="P6">Unit</text:p>
          </table:table-cell>
          <table:table-cell table:style-name="Table1.B2" office:value-type="string">
            <text:p text:style-name="P3"><text:variable-set text:name="unit" office:value-type="string">unit</text:variable-set></text:p>
          </table:table-cell>
        </table:table-row>
        <table:table-row table:style-name="TableLine93910373790816">
          <table:table-cell table:style-name="Table1.A2" office:value-type="string">
            <text:p text:style-name="P6">Effective date of Joining</text:p>
          </table:table-cell>
          <table:table-cell table:style-name="Table1.B2" office:value-type="string">
            <text:p text:style-name="P3"><text:variable-set text:name="effectivefrom" office:value-type="string">effectivefrom</text:variable-set></text:p>
          </table:table-cell>
        </table:table-row>
        <table:table-row table:style-name="TableLine93910373791616">
          <table:table-cell table:style-name="Table1.A2" office:value-type="string">
            <text:p text:style-name="P6">Remuneration</text:p>
          </table:table-cell>
          <table:table-cell table:style-name="Table1.B2" office:value-type="string">
            <text:p text:style-name="P5">BDT <text:variable-set text:name="remuneration" office:value-type="string">remuneration</text:variable-set><text:s/>only per month</text:p>
          </table:table-cell>
        </table:table-row>
        <table:table-row table:style-name="TableLine93910373792368">
          <table:table-cell table:style-name="Table1.A2" office:value-type="string">
            <text:p text:style-name="P6">Benefits</text:p>
          </table:table-cell>
          <table:table-cell table:style-name="Table1.B2" office:value-type="string">
            <text:p text:style-name="P3">Two Festival Bonus and TA &amp; DA as per policy</text:p>
          </table:table-cell>
        </table:table-row>
      </table:table>
      <text:p text:style-name="P7"/>
      <text:p text:style-name="P10">You may be required to work in any unit of the company a<text:span text:style-name="T6">s</text:span> <text:span text:style-name="T6">decided by</text:span> the management.</text:p>
      <text:p text:style-name="P10"/>
      <text:p text:style-name="P10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10"/>
      <text:p text:style-name="P10">We take the opportunity to welcome you to this organization and wish you a successful career with us.</text:p>
      <text:p text:style-name="P10"/>
      <text:p text:style-name="P10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10373798416">
          <table:table-cell table:style-name="Table2.A1" table:number-columns-spanned="2" office:value-type="string">
            <text:p text:style-name="P3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93910373815264">
          <table:table-cell table:style-name="Table2.A2" office:value-type="string"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Line93910373817024">
          <table:table-cell table:style-name="Table2.A1" table:number-rows-spanned="3" table:number-columns-spanned="2" office:value-type="string">
            <text:p text:style-name="P12">Sayeda Fatema Ferdousi</text:p>
            <text:p text:style-name="P13">Assistant Manager, HR <text:span text:style-name="T3">U</text:span>nit</text:p>
            <text:p text:style-name="P12">Mobile: +880 17 1811 8324</text:p>
            <text:p text:style-name="P9">fatema.ferdousi@spectrum-bd.com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93910373817440">
          <table:covered-table-cell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2" office:value-type="string">
            <text:p text:style-name="P4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10"/>
      <text:p text:style-name="P7"/>
      <text:p text:style-name="P11">Copy:</text:p>
      <text:list xml:id="list391013367" text:style-name="L1">
        <text:list-item>
          <text:p text:style-name="P16">Finance and Accounts <text:span text:style-name="T3">U</text:span>nit</text:p>
        </text:list-item>
        <text:list-item>
          <text:p text:style-name="P16">HR <text:span text:style-name="T3">U</text:span>nit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fo:color="#000000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4-06T15:15:13.235199885</dc:date>
    <meta:editing-duration>PT4H9M51S</meta:editing-duration>
    <meta:editing-cycles>23</meta:editing-cycles>
    <meta:generator>LibreOffice/6.4.7.2$Linux_X86_64 LibreOffice_project/40$Build-2</meta:generator>
    <meta:document-statistic meta:table-count="2" meta:image-count="0" meta:object-count="0" meta:page-count="1" meta:paragraph-count="36" meta:word-count="153" meta:character-count="952" meta:non-whitespace-character-count="836"/>
  </office:meta>
</office:document-meta>
</file>